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-0.38" calcext:value-type="float">
            <text:p>-0.3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3.92" calcext:value-type="float">
            <text:p>-3.92</text:p>
          </table:table-cell>
          <table:table-cell office:value-type="float" office:value="-0.0462" calcext:value-type="float">
            <text:p>-0.0462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-12" calcext:value-type="float">
            <text:p>-12</text:p>
          </table:table-cell>
          <table:table-cell office:value-type="float" office:value="-0.262" calcext:value-type="float">
            <text:p>-0.262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-19.5" calcext:value-type="float">
            <text:p>-19.5</text:p>
          </table:table-cell>
          <table:table-cell office:value-type="float" office:value="-0.4574" calcext:value-type="float">
            <text:p>-0.457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-17.84" calcext:value-type="float">
            <text:p>-17.84</text:p>
          </table:table-cell>
          <table:table-cell office:value-type="float" office:value="-0.74" calcext:value-type="float">
            <text:p>-0.74</text:p>
          </table:table-cell>
          <table:table-cell office:value-type="float" office:value="-0.250998" calcext:value-type="float">
            <text:p>-0.25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19.82" calcext:value-type="float">
            <text:p>-19.82</text:p>
          </table:table-cell>
          <table:table-cell office:value-type="float" office:value="-0.0886" calcext:value-type="float">
            <text:p>-0.0886</text:p>
          </table:table-cell>
          <table:table-cell office:value-type="float" office:value="-0.532196" calcext:value-type="float">
            <text:p>-0.53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-20.3" calcext:value-type="float">
            <text:p>-20.3</text:p>
          </table:table-cell>
          <table:table-cell office:value-type="float" office:value="-0.1472" calcext:value-type="float">
            <text:p>-0.1472</text:p>
          </table:table-cell>
          <table:table-cell office:value-type="float" office:value="-0.646998" calcext:value-type="float">
            <text:p>-0.64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98" calcext:value-type="float">
            <text:p>-7.98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19.5" calcext:value-type="float">
            <text:p>-19.5</text:p>
          </table:table-cell>
          <table:table-cell office:value-type="float" office:value="0.1284" calcext:value-type="float">
            <text:p>0.1284</text:p>
          </table:table-cell>
          <table:table-cell office:value-type="float" office:value="-0.2948" calcext:value-type="float">
            <text:p>-0.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5" calcext:value-type="float">
            <text:p>-4.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rmalization tes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([.A1]-[.$A$11])/([.$A$12]-[.$A$11])" office:value-type="float" office:value="0.462" calcext:value-type="float">
            <text:p>0.462</text:p>
          </table:table-cell>
          <table:table-cell table:number-columns-repeated="6"/>
        </table:table-row>
        <table:table-row table:style-name="ro1">
          <table:table-cell table:formula="of:=([.A2]-[.$A$11])/([.$A$12]-[.$A$11])" office:value-type="float" office:value="0.63" calcext:value-type="float">
            <text:p>0.63</text:p>
          </table:table-cell>
          <table:table-cell table:number-columns-repeated="6"/>
        </table:table-row>
        <table:table-row table:style-name="ro1">
          <table:table-cell table:formula="of:=([.A3]-[.$A$11])/([.$A$12]-[.$A$11])" office:value-type="float" office:value="0.672" calcext:value-type="float">
            <text:p>0.672</text:p>
          </table:table-cell>
          <table:table-cell table:number-columns-repeated="6"/>
        </table:table-row>
        <table:table-row table:style-name="ro1">
          <table:table-cell table:formula="of:=([.A4]-[.$A$11])/([.$A$12]-[.$A$11])"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table:formula="of:=([.A5]-[.$A$11])/([.$A$12]-[.$A$11])" office:value-type="float" office:value="0.164" calcext:value-type="float">
            <text:p>0.164</text:p>
          </table:table-cell>
          <table:table-cell table:number-columns-repeated="6"/>
        </table:table-row>
        <table:table-row table:style-name="ro1">
          <table:table-cell table:formula="of:=([.A6]-[.$A$11])/([.$A$12]-[.$A$11])"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table:formula="of:=([.A7]-[.$A$11])/([.$A$12]-[.$A$11])" office:value-type="float" office:value="0.438" calcext:value-type="float">
            <text:p>0.438</text:p>
          </table:table-cell>
          <table:table-cell table:number-columns-repeated="6"/>
        </table:table-row>
        <table:table-row table:style-name="ro1">
          <table:table-cell table:formula="of:=([.A8]-[.$A$11])/([.$A$12]-[.$A$11])" office:value-type="float" office:value="0.284" calcext:value-type="float">
            <text:p>0.284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4"/>
        </table:table-row>
        <table:table-row table:style-name="ro1">
          <table:table-cell table:formula="of:=([.A9]-[.$A$11])/([.$A$12]-[.$A$11])" office:value-type="float" office:value="0.00499999999999998" calcext:value-type="float">
            <text:p>0.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43:11.393246607</meta:creation-date>
    <dc:date>2021-08-05T12:18:12.141894378</dc:date>
    <meta:editing-duration>PT14M37S</meta:editing-duration>
    <meta:editing-cycles>2</meta:editing-cycles>
    <meta:generator>LibreOffice/6.4.7.2$Linux_X86_64 LibreOffice_project/40$Build-2</meta:generator>
    <meta:document-statistic meta:table-count="1" meta:cell-count="72" meta:object-count="0"/>
  </office:meta>
</office:document-meta>
</file>